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B0000006AE330639EEDF47B19.png" manifest:media-type="image/png"/>
  <manifest:file-entry manifest:full-path="Pictures/10000201000000620000004B58B4A21BE3EABBFD.png" manifest:media-type="image/png"/>
  <manifest:file-entry manifest:full-path="Pictures/100002010000007100000069537C7D2DD7DADAE8.png" manifest:media-type="image/png"/>
  <manifest:file-entry manifest:full-path="Pictures/100002010000011A0000006B659D578F46DBD493.png" manifest:media-type="image/png"/>
  <manifest:file-entry manifest:full-path="Pictures/10000201000000730000006ABA69587F7D7D96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320107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Standard">
      <style:text-properties officeooo:rsid="033f8e13" officeooo:paragraph-rsid="033f8e13"/>
    </style:style>
    <style:style style:name="P8" style:family="paragraph" style:parent-style-name="Standard">
      <style:text-properties officeooo:rsid="033f8e13" officeooo:paragraph-rsid="03404016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paragraph-rsid="03404016"/>
    </style:style>
    <style:style style:name="P17" style:family="paragraph" style:parent-style-name="Text_20_body">
      <style:text-properties officeooo:rsid="033f8e13" officeooo:paragraph-rsid="033f8e13"/>
    </style:style>
    <style:style style:name="P18" style:family="paragraph" style:parent-style-name="Text_20_body">
      <style:text-properties officeooo:paragraph-rsid="033f8e13"/>
    </style:style>
    <style:style style:name="P19" style:family="paragraph" style:parent-style-name="Text_20_body">
      <style:text-properties officeooo:rsid="03404016" officeooo:paragraph-rsid="03404016"/>
    </style:style>
    <style:style style:name="P20" style:family="paragraph" style:parent-style-name="Text_20_body">
      <style:text-properties officeooo:rsid="033f8e13" officeooo:paragraph-rsid="033f8e13"/>
    </style:style>
    <style:style style:name="P21" style:family="paragraph" style:parent-style-name="Text_20_body">
      <style:text-properties officeooo:rsid="03404016" officeooo:paragraph-rsid="03404016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33a4c58"/>
    </style:style>
    <style:style style:name="P27" style:family="paragraph" style:parent-style-name="Heading_20_3">
      <style:text-properties officeooo:paragraph-rsid="03404016"/>
    </style:style>
    <style:style style:name="P28" style:family="paragraph" style:parent-style-name="Standard">
      <style:text-properties officeooo:rsid="033f8e13" officeooo:paragraph-rsid="033f8e1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f8e13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340401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4 Editors - Image Editor - Heade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4 Editors - Image Editor - Header - Add menu</text:p>
          </text:index-title>
          <text:p text:style-name="P12"><text:a xlink:type="simple" xlink:href="#__RefHeading___Toc3654_4126228218" text:style-name="Index_20_Link" text:visited-style-name="Index_20_Link">Image Editor - Add menu<text:tab/>2</text:a></text:p>
          <text:p text:style-name="P13"><text:a xlink:type="simple" xlink:href="#__RefHeading___Toc9100_898626269" text:style-name="Index_20_Link" text:visited-style-name="Index_20_Link">Circle<text:tab/>2</text:a></text:p>
          <text:p text:style-name="P14"><text:a xlink:type="simple" xlink:href="#__RefHeading___Toc9102_898626269" text:style-name="Index_20_Link" text:visited-style-name="Index_20_Link">Last Operator Add Circle<text:tab/>2</text:a></text:p>
          <text:p text:style-name="P15"><text:a xlink:type="simple" xlink:href="#__RefHeading___Toc9104_898626269" text:style-name="Index_20_Link" text:visited-style-name="Index_20_Link">Size<text:tab/>2</text:a></text:p>
          <text:p text:style-name="P15"><text:a xlink:type="simple" xlink:href="#__RefHeading___Toc9106_898626269" text:style-name="Index_20_Link" text:visited-style-name="Index_20_Link">Location X Y<text:tab/>2</text:a></text:p>
          <text:p text:style-name="P13"><text:a xlink:type="simple" xlink:href="#__RefHeading___Toc9108_898626269" text:style-name="Index_20_Link" text:visited-style-name="Index_20_Link">Square<text:tab/>2</text:a></text:p>
          <text:p text:style-name="P14"><text:a xlink:type="simple" xlink:href="#__RefHeading___Toc9110_898626269" text:style-name="Index_20_Link" text:visited-style-name="Index_20_Link">Last Operator Add Square<text:tab/>2</text:a></text:p>
          <text:p text:style-name="P15"><text:a xlink:type="simple" xlink:href="#__RefHeading___Toc9112_898626269" text:style-name="Index_20_Link" text:visited-style-name="Index_20_Link">Size<text:tab/>2</text:a></text:p>
          <text:p text:style-name="P15"><text:a xlink:type="simple" xlink:href="#__RefHeading___Toc9114_898626269" text:style-name="Index_20_Link" text:visited-style-name="Index_20_Link">Location X Y<text:tab/>2</text:a></text:p>
        </text:index-body>
      </text:table-of-content>
      <text:p text:style-name="Standard"/>
      <text:p text:style-name="P3"/>
      <text:p text:style-name="P9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4">Image Editor - </text:span><text:span text:style-name="T5">Add</text:span><text:span text:style-name="T4"> menu</text:span><text:bookmark-end text:name="__RefHeading___Toc3654_4126228218"/></text:h>
          </table:table-cell>
        </table:table-row>
      </table:table>
      <text:p text:style-name="P5"/>
      <text:p text:style-name="P11"/>
      <text:p text:style-name="P6"><draw:frame draw:style-name="fr1" draw:name="Bild73" text:anchor-type="paragraph" svg:y="0.005cm" svg:width="1.66cm" svg:height="1.27cm" draw:z-index="0"><draw:image xlink:href="Pictures/10000201000000620000004B58B4A21BE3EABBFD.png" xlink:type="simple" xlink:show="embed" xlink:actuate="onLoad" loext:mime-type="image/png"/></draw:frame>This menu just appears when you are in Mask mode. </text:p>
      <text:p text:style-name="P6"/>
      <text:p text:style-name="P8">In this menu you can create circle or square spline curves to use them for masking. They appear at the 2D cursor, and have four handlers. </text:p>
      <text:p text:style-name="P8"/>
      <text:p text:style-name="P8">They can be moved, rotated and resized with the usual W E R keys. See also mask menu, Transform.<text:span text:style-name="T6"> The handlers allows to change the shape and size too.</text:span></text:p>
      <text:p text:style-name="P7"/>
      <text:p text:style-name="P7">You can add multiple spline curves to a mask layer.</text:p>
      <text:p text:style-name="P4"/>
      <text:h text:style-name="Heading_20_2" text:outline-level="2"><draw:frame draw:style-name="fr1" draw:name="Bild1" text:anchor-type="paragraph" svg:y="0.413cm" svg:width="1.91cm" svg:height="1.78cm" draw:z-index="1"><draw:image xlink:href="Pictures/100002010000007100000069537C7D2DD7DADAE8.png" xlink:type="simple" xlink:show="embed" xlink:actuate="onLoad" loext:mime-type="image/png"/></draw:frame><text:bookmark-start text:name="__RefHeading___Toc9100_898626269"/>Circle<text:bookmark-end text:name="__RefHeading___Toc9100_898626269"/></text:h>
      <text:p text:style-name="P17">Adds a circle shaped spline curve.</text:p>
      <text:p text:style-name="P17"/>
      <text:h text:style-name="Heading_20_3" text:outline-level="3"><draw:frame draw:style-name="fr1" draw:name="Bild3" text:anchor-type="paragraph" svg:y="0.005cm" svg:width="4.77cm" svg:height="1.81cm" draw:z-index="3"><draw:image xlink:href="Pictures/100002010000011A0000006B659D578F46DBD493.png" xlink:type="simple" xlink:show="embed" xlink:actuate="onLoad" loext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9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9">The location of the circle spline curve. Calculation happens from the center of the spline. 0 / 0 is down left.</text:p>
      <text:p text:style-name="P19"/>
      <text:h text:style-name="Heading_20_2" text:outline-level="2"><draw:frame draw:style-name="fr1" draw:name="Bild2" text:anchor-type="paragraph" svg:y="0.737cm" svg:width="1.951cm" svg:height="1.799cm" draw:z-index="2"><draw:image xlink:href="Pictures/10000201000000730000006ABA69587F7D7D96CA.png" xlink:type="simple" xlink:show="embed" xlink:actuate="onLoad" loext:mime-type="image/png"/></draw:frame><text:bookmark-start text:name="__RefHeading___Toc9108_898626269"/>Square<text:bookmark-end text:name="__RefHeading___Toc9108_898626269"/></text:h>
      <text:p text:style-name="P17">Adds a square shaped spline curve.</text:p>
      <text:p text:style-name="P18"/>
      <text:h text:style-name="P27" text:outline-level="3"><draw:frame draw:style-name="fr1" draw:name="Bild4" text:anchor-type="paragraph" svg:y="0.005cm" svg:width="4.791cm" svg:height="1.799cm" draw:z-index="4"><draw:image xlink:href="Pictures/100002010000011B0000006AE330639EEDF47B19.png" xlink:type="simple" xlink:show="embed" xlink:actuate="onLoad" loext:mime-type="image/png"/></draw:frame><text:bookmark-start text:name="__RefHeading___Toc9110_898626269"/>Last Operator Add <text:span text:style-name="T6">Square</text:span><text:bookmark-end text:name="__RefHeading___Toc9110_898626269"/></text:h>
      <text:h text:style-name="P16" text:outline-level="4"><text:bookmark-start text:name="__RefHeading___Toc9112_898626269"/>Size<text:bookmark-end text:name="__RefHeading___Toc9112_898626269"/></text:h>
      <text:p text:style-name="P19">The size of the square spline curve.</text:p>
      <text:h text:style-name="P16" text:outline-level="4"><text:bookmark-start text:name="__RefHeading___Toc9114_898626269"/>Location X Y<text:bookmark-end text:name="__RefHeading___Toc9114_898626269"/></text:h>
      <text:p text:style-name="P19">The location of the square spline curve. Calculation happens from the center of the spline. 0 / 0 is down lef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f8e1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4</text:span><text:span text:style-name="MT1"> Editors - Image Editor - Header</text:span><text:span text:style-name="MT2"> - A</text:span><text:span text:style-name="MT3">dd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5M3S</meta:editing-duration>
    <meta:editing-cycles>768</meta:editing-cycles>
    <meta:generator>LibreOffice/6.3.2.2$Windows_X86_64 LibreOffice_project/98b30e735bda24bc04ab42594c85f7fd8be07b9c</meta:generator>
    <dc:date>2019-11-20T12:51:27.655000000</dc:date>
    <meta:document-statistic meta:table-count="1" meta:image-count="5" meta:object-count="0" meta:page-count="2" meta:paragraph-count="31" meta:word-count="224" meta:character-count="1130" meta:non-whitespace-character-count="934"/>
    <meta:template xlink:type="simple" xlink:actuate="onRequest" xlink:title="standard1cm" xlink:href="../../../AppData/Roaming/LibreOffice/4/user/template/standard1cm.ott" meta:date="2016-03-29T10:15:31.334000000"/>
  </office:meta>
</office:document-meta>
</file>